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2000000806B0E88F21B856DAD.png" manifest:media-type="image/png"/>
  <manifest:file-entry manifest:full-path="Pictures/1000020100000190000001903E2DEE7D288B030C.png" manifest:media-type="image/png"/>
  <manifest:file-entry manifest:full-path="Pictures/10000201000004B0000002DEB1CA98B7EB215281.png" manifest:media-type="image/png"/>
  <manifest:file-entry manifest:full-path="Pictures/1000020100000259000000CB55B3097E484C879A.png" manifest:media-type="image/png"/>
  <manifest:file-entry manifest:full-path="Pictures/10000201000001070000009B0DC4F0C48C6CA17A.png" manifest:media-type="image/png"/>
  <manifest:file-entry manifest:full-path="Pictures/10000201000000C8000000C8F2A843FB07575057.png" manifest:media-type="image/png"/>
  <manifest:file-entry manifest:full-path="Pictures/1000020100000780000001C835FA784D0A9B3111.png" manifest:media-type="image/png"/>
  <manifest:file-entry manifest:full-path="Pictures/100002010000010A000000BE42203D0870157CFA.png" manifest:media-type="image/png"/>
  <manifest:file-entry manifest:full-path="Pictures/100002010000012D000000A7430E13D8FBBB40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14cm, 0cm, 0.762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_20_Slide-notes" style:list-style-name="L2">
      <style:graphic-properties draw:stroke="none" svg:stroke-width="0cm" draw:fill="none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style-name="gr1" draw:text-style-name="P1" draw:layer="layout" svg:width="5.4cm" svg:height="3.182cm" svg:x="18.4cm" svg:y="2.2cm">
          <draw:image xlink:href="Pictures/10000201000001070000009B0DC4F0C48C6CA17A.png" xlink:type="simple" xlink:show="embed" xlink:actuate="onLoad" loext:mime-type="image/png">
            <text:p/>
          </draw:image>
        </draw:frame>
        <draw:frame draw:style-name="gr1" draw:text-style-name="P1" draw:layer="layout" svg:width="10.9cm" svg:height="3.681cm" svg:x="21.1cm" svg:y="11cm">
          <draw:image xlink:href="Pictures/1000020100000259000000CB55B3097E484C879A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4cm" svg:x="26.2cm" svg:y="1.714cm">
          <draw:image xlink:href="Pictures/100002010000010A000000BE42203D0870157CFA.png" xlink:type="simple" xlink:show="embed" xlink:actuate="onLoad" loext:mime-type="image/png">
            <text:p/>
          </draw:image>
        </draw:frame>
        <draw:frame draw:style-name="gr1" draw:text-style-name="P1" draw:layer="layout" svg:width="6.616cm" svg:height="6.616cm" svg:x="1.984cm" svg:y="3.584cm">
          <draw:image xlink:href="Pictures/10000201000000C8000000C8F2A843FB07575057.png" xlink:type="simple" xlink:show="embed" xlink:actuate="onLoad" loext:mime-type="image/png">
            <text:p/>
          </draw:image>
        </draw:frame>
        <draw:frame draw:style-name="gr2" draw:text-style-name="P1" draw:layer="layout" svg:width="10.453cm" svg:height="3.599cm" svg:x="10.547cm" svg:y="8.201cm">
          <draw:image xlink:href="Pictures/100002010000012D000000A7430E13D8FBBB402E.png" xlink:type="simple" xlink:show="embed" xlink:actuate="onLoad" loext:mime-type="image/png">
            <text:p/>
          </draw:image>
        </draw:frame>
        <draw:frame draw:style-name="gr1" draw:text-style-name="P1" draw:layer="layout" svg:width="10.866cm" svg:height="2.581cm" svg:x="13.934cm" svg:y="14.419cm">
          <draw:image xlink:href="Pictures/1000020100000780000001C835FA784D0A9B3111.png" xlink:type="simple" xlink:show="embed" xlink:actuate="onLoad" loext:mime-type="image/png">
            <text:p/>
          </draw:image>
        </draw:frame>
        <draw:frame draw:style-name="gr1" draw:text-style-name="P1" draw:layer="layout" svg:width="6.867cm" svg:height="4.2cm" svg:x="8.4cm" svg:y="1cm">
          <draw:image xlink:href="Pictures/10000201000004B0000002DEB1CA98B7EB215281.png" xlink:type="simple" xlink:show="embed" xlink:actuate="onLoad" loext:mime-type="image/png">
            <text:p/>
          </draw:image>
        </draw:frame>
        <draw:frame draw:style-name="gr1" draw:text-style-name="P1" draw:layer="layout" svg:width="4.662cm" svg:height="4.662cm" svg:x="6.338cm" svg:y="13.2cm">
          <draw:image xlink:href="Pictures/1000020100000190000001903E2DEE7D288B030C.png" xlink:type="simple" xlink:show="embed" xlink:actuate="onLoad" loext:mime-type="image/png">
            <text:p/>
          </draw:image>
        </draw:frame>
        <draw:frame draw:style-name="gr1" draw:text-style-name="P1" draw:layer="layout" svg:width="9.189cm" svg:height="3.178cm" svg:x="21.8cm" svg:y="7.222cm">
          <draw:image xlink:href="Pictures/1000020100000172000000806B0E88F21B856DAD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3" draw:layer="layout" svg:width="15.239cm" svg:height="8.572cm" svg:x="1.905cm" svg:y="3.175cm" draw:page-number="1" presentation:class="page"/>
          <draw:frame draw:name="Notes Placeholder 2" presentation:style-name="pr1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auto-grow-height="false" fo:min-height="1.485cm"/>
    </style:style>
    <style:style style:name="Mpr4" style:family="presentation" style:parent-style-name="Title_20_Slide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4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9-11-01">01.11.19</text:date></text:span></text:p>
        </draw:text-box>
      </draw:frame>
      <draw:frame draw:name="Footer Placeholder 4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Windows User</meta:initial-creator>
    <meta:editing-cycles>16</meta:editing-cycles>
    <meta:creation-date>2019-01-14T14:38:27</meta:creation-date>
    <dc:date>2019-11-01T20:55:35.338192013</dc:date>
    <meta:editing-duration>PT1H20M31S</meta:editing-duration>
    <meta:generator>LibreOffice/6.1.2.1$Linux_X86_64 LibreOffice_project/10$Build-1</meta:generator>
    <meta:document-statistic meta:object-count="3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